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a25" officeooo:paragraph-rsid="001d0a25"/>
    </style:style>
    <style:style style:name="P2" style:family="paragraph" style:parent-style-name="Standard">
      <style:text-properties officeooo:rsid="0008908c" officeooo:paragraph-rsid="001d0a25"/>
    </style:style>
    <style:style style:name="P3" style:family="paragraph" style:parent-style-name="Standard">
      <style:text-properties officeooo:rsid="001fc95c" officeooo:paragraph-rsid="001fc95c"/>
    </style:style>
    <style:style style:name="P4" style:family="paragraph" style:parent-style-name="Standard">
      <style:text-properties officeooo:rsid="0023f78c" officeooo:paragraph-rsid="0023f78c"/>
    </style:style>
    <style:style style:name="P5" style:family="paragraph" style:parent-style-name="Standard">
      <style:text-properties officeooo:rsid="0023f78c" officeooo:paragraph-rsid="00244be8"/>
    </style:style>
    <style:style style:name="P6" style:family="paragraph" style:parent-style-name="Standard">
      <style:text-properties officeooo:rsid="00262e98" officeooo:paragraph-rsid="00262e98"/>
    </style:style>
    <style:style style:name="P7" style:family="paragraph" style:parent-style-name="Standard">
      <style:text-properties officeooo:rsid="00293249" officeooo:paragraph-rsid="00293249"/>
    </style:style>
    <style:style style:name="P8" style:family="paragraph" style:parent-style-name="Standard">
      <style:text-properties officeooo:rsid="0029c19a" officeooo:paragraph-rsid="0029c19a"/>
    </style:style>
    <style:style style:name="P9" style:family="paragraph" style:parent-style-name="Standard">
      <style:text-properties officeooo:rsid="0029da48" officeooo:paragraph-rsid="0029da48"/>
    </style:style>
    <style:style style:name="P10" style:family="paragraph" style:parent-style-name="Standard">
      <style:text-properties officeooo:rsid="002d8089" officeooo:paragraph-rsid="002d8089"/>
    </style:style>
    <style:style style:name="P11" style:family="paragraph" style:parent-style-name="Standard">
      <style:text-properties officeooo:rsid="002eabdb" officeooo:paragraph-rsid="002eabdb"/>
    </style:style>
    <style:style style:name="P12" style:family="paragraph" style:parent-style-name="Standard">
      <style:text-properties officeooo:rsid="00314bd8" officeooo:paragraph-rsid="00314bd8"/>
    </style:style>
    <style:style style:name="P13" style:family="paragraph" style:parent-style-name="Standard">
      <style:text-properties officeooo:rsid="0036ae96" officeooo:paragraph-rsid="0036ae96"/>
    </style:style>
    <style:style style:name="P14" style:family="paragraph" style:parent-style-name="Standard">
      <style:text-properties officeooo:rsid="00244be8" officeooo:paragraph-rsid="00244be8"/>
    </style:style>
    <style:style style:name="P15" style:family="paragraph" style:parent-style-name="Standard">
      <style:text-properties officeooo:rsid="0039f695" officeooo:paragraph-rsid="0039f695"/>
    </style:style>
    <style:style style:name="P16" style:family="paragraph" style:parent-style-name="Standard">
      <style:text-properties officeooo:rsid="0039f695" officeooo:paragraph-rsid="003a6b3c"/>
    </style:style>
    <style:style style:name="P17" style:family="paragraph" style:parent-style-name="Standard">
      <style:text-properties officeooo:rsid="0039f695" officeooo:paragraph-rsid="003e68ae"/>
    </style:style>
    <style:style style:name="P18" style:family="paragraph" style:parent-style-name="Standard">
      <style:text-properties officeooo:rsid="003a6b3c" officeooo:paragraph-rsid="003a6b3c"/>
    </style:style>
    <style:style style:name="P19" style:family="paragraph" style:parent-style-name="Standard">
      <style:text-properties officeooo:rsid="003e269c" officeooo:paragraph-rsid="003e269c"/>
    </style:style>
    <style:style style:name="P20" style:family="paragraph" style:parent-style-name="Standard">
      <style:text-properties officeooo:rsid="003e68ae" officeooo:paragraph-rsid="003e68ae"/>
    </style:style>
    <style:style style:name="P21" style:family="paragraph" style:parent-style-name="Standard">
      <style:text-properties fo:font-weight="bold" officeooo:rsid="003a6b3c" officeooo:paragraph-rsid="003a6b3c" style:font-weight-asian="bold" style:font-weight-complex="bold"/>
    </style:style>
    <style:style style:name="P22" style:family="paragraph" style:parent-style-name="Standard">
      <style:text-properties officeooo:rsid="004760c0" officeooo:paragraph-rsid="004760c0"/>
    </style:style>
    <style:style style:name="P23" style:family="paragraph" style:parent-style-name="Standard">
      <style:text-properties fo:color="#000000" style:font-name="Liberation Serif" fo:font-size="12pt" officeooo:rsid="0039f695" officeooo:paragraph-rsid="003e68ae" fo:background-color="transparent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officeooo:rsid="004cd177" officeooo:paragraph-rsid="004cd177" fo:background-color="transparent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officeooo:rsid="00492235" officeooo:paragraph-rsid="004760c0" fo:background-color="transparent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officeooo:rsid="00492235" officeooo:paragraph-rsid="00492235" fo:background-color="transparent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fo:font-style="italic" officeooo:rsid="00492235" officeooo:paragraph-rsid="00492235" fo:background-color="transparent" style:font-size-asian="12pt" style:font-style-asian="italic" style:font-size-complex="12pt" style:font-style-complex="italic"/>
    </style:style>
    <style:style style:name="P28" style:family="paragraph" style:parent-style-name="Standard">
      <style:text-properties fo:color="#000000" officeooo:rsid="0056d7c8" officeooo:paragraph-rsid="0056d7c8" fo:background-color="transparent"/>
    </style:style>
    <style:style style:name="P29" style:family="paragraph" style:parent-style-name="Standard">
      <style:text-properties style:font-name="Liberation Serif" officeooo:rsid="004760c0" officeooo:paragraph-rsid="004760c0"/>
    </style:style>
    <style:style style:name="P30" style:family="paragraph" style:parent-style-name="Standard">
      <style:text-properties style:font-name="Liberation Serif" officeooo:rsid="00492235" officeooo:paragraph-rsid="00492235" fo:background-color="#333333"/>
    </style:style>
    <style:style style:name="P31" style:family="paragraph" style:parent-style-name="Standard">
      <style:text-properties officeooo:paragraph-rsid="00492235"/>
    </style:style>
    <style:style style:name="P32" style:family="paragraph" style:parent-style-name="Standard">
      <style:text-properties fo:color="#05bd98" officeooo:rsid="003e68ae" officeooo:paragraph-rsid="003e68ae" fo:background-color="#333333"/>
    </style:style>
    <style:style style:name="P33" style:family="paragraph" style:parent-style-name="Standard">
      <style:text-properties fo:color="#05bd98" officeooo:rsid="0039f695" officeooo:paragraph-rsid="003e68ae" fo:background-color="#333333"/>
    </style:style>
    <style:style style:name="P34" style:family="paragraph" style:parent-style-name="Standard">
      <style:text-properties fo:color="#05bd98" officeooo:rsid="0039f695" officeooo:paragraph-rsid="003a6b3c" fo:background-color="#333333"/>
    </style:style>
    <style:style style:name="P35" style:family="paragraph" style:parent-style-name="Standard">
      <style:text-properties fo:color="#05bd98" officeooo:rsid="0039f695" officeooo:paragraph-rsid="003eab6f" fo:background-color="#333333"/>
    </style:style>
    <style:style style:name="P36" style:family="paragraph" style:parent-style-name="Standard">
      <style:text-properties fo:color="#05bd98" officeooo:rsid="0039f695" officeooo:paragraph-rsid="0039f695" fo:background-color="#333333"/>
    </style:style>
    <style:style style:name="P37" style:family="paragraph" style:parent-style-name="Standard">
      <style:text-properties fo:font-style="italic" fo:font-weight="normal" officeooo:rsid="003a6b3c" officeooo:paragraph-rsid="003a6b3c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officeooo:rsid="003a6b3c" officeooo:paragraph-rsid="003a6b3c" style:font-style-asian="italic" style:font-style-complex="italic"/>
    </style:style>
    <style:style style:name="P39" style:family="paragraph" style:parent-style-name="Standard">
      <style:text-properties fo:font-style="italic" officeooo:rsid="003e68ae" officeooo:paragraph-rsid="003e68ae" style:font-style-asian="italic" style:font-style-complex="italic"/>
    </style:style>
    <style:style style:name="P40" style:family="paragraph" style:parent-style-name="Standard">
      <style:text-properties officeooo:rsid="00547a1a" officeooo:paragraph-rsid="00547a1a"/>
    </style:style>
    <style:style style:name="P41" style:family="paragraph" style:parent-style-name="Standard">
      <style:text-properties officeooo:rsid="0056d7c8" officeooo:paragraph-rsid="0056d7c8"/>
    </style:style>
    <style:style style:name="P42" style:family="paragraph" style:parent-style-name="Standard">
      <style:text-properties fo:color="#729fcf" officeooo:rsid="00547a1a" officeooo:paragraph-rsid="00547a1a" fo:background-color="#333333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333333"/>
    </style:style>
    <style:style style:name="P44" style:family="paragraph" style:parent-style-name="Standard" style:list-style-name="L1">
      <style:text-properties officeooo:rsid="001d0a25" officeooo:paragraph-rsid="001d0a25"/>
    </style:style>
    <style:style style:name="P45" style:family="paragraph" style:parent-style-name="Standard" style:list-style-name="L2">
      <style:text-properties fo:font-weight="bold" officeooo:rsid="0023f78c" officeooo:paragraph-rsid="0023f78c" style:font-weight-asian="bold" style:font-weight-complex="bold"/>
    </style:style>
    <style:style style:name="P46" style:family="paragraph" style:parent-style-name="Standard" style:list-style-name="L5">
      <style:text-properties fo:font-weight="bold" officeooo:rsid="00293249" officeooo:paragraph-rsid="00293249" style:font-weight-asian="bold" style:font-weight-complex="bold"/>
    </style:style>
    <style:style style:name="P47" style:family="paragraph" style:parent-style-name="Standard" style:list-style-name="L4">
      <style:text-properties officeooo:rsid="002eabdb" officeooo:paragraph-rsid="002eabdb"/>
    </style:style>
    <style:style style:name="P48" style:family="paragraph" style:parent-style-name="Standard" style:list-style-name="L6">
      <style:text-properties fo:color="#000000" style:font-name="Liberation Serif" fo:font-size="12pt" fo:font-weight="bold" officeooo:rsid="004cd177" officeooo:paragraph-rsid="004cd177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000000" style:font-name="Liberation Serif" fo:font-size="12pt" officeooo:rsid="004d6a23" officeooo:paragraph-rsid="004d6a23" fo:background-color="transparent" style:font-size-asian="12pt" style:font-size-complex="12pt"/>
    </style:style>
    <style:style style:name="P50" style:family="paragraph" style:parent-style-name="Standard">
      <style:text-properties fo:color="#000000" style:font-name="Liberation Serif" fo:font-size="12pt" officeooo:rsid="005f4351" officeooo:paragraph-rsid="005f4351" fo:background-color="transparent" style:font-size-asian="12pt" style:font-size-complex="12pt"/>
    </style:style>
    <style:style style:name="P51" style:family="paragraph" style:parent-style-name="Standard" style:list-style-name="L3">
      <style:paragraph-properties fo:margin-top="0.101cm" fo:margin-bottom="0.101cm" loext:contextual-spacing="false"/>
      <style:text-properties officeooo:rsid="00244be8" officeooo:paragraph-rsid="00244be8"/>
    </style:style>
    <style:style style:name="T1" style:family="text">
      <style:text-properties officeooo:rsid="00244be8"/>
    </style:style>
    <style:style style:name="T2" style:family="text">
      <style:text-properties officeooo:rsid="00262e98"/>
    </style:style>
    <style:style style:name="T3" style:family="text">
      <style:text-properties officeooo:rsid="002af85a"/>
    </style:style>
    <style:style style:name="T4" style:family="text">
      <style:text-properties officeooo:rsid="002d8089"/>
    </style:style>
    <style:style style:name="T5" style:family="text">
      <style:text-properties officeooo:rsid="002ff7ff"/>
    </style:style>
    <style:style style:name="T6" style:family="text">
      <style:text-properties officeooo:rsid="00314bd8"/>
    </style:style>
    <style:style style:name="T7" style:family="text">
      <style:text-properties officeooo:rsid="003225a3"/>
    </style:style>
    <style:style style:name="T8" style:family="text">
      <style:text-properties officeooo:rsid="0039f695"/>
    </style:style>
    <style:style style:name="T9" style:family="text">
      <style:text-properties officeooo:rsid="003a6b3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e68ae"/>
    </style:style>
    <style:style style:name="T12" style:family="text">
      <style:text-properties officeooo:rsid="003eab6f"/>
    </style:style>
    <style:style style:name="T13" style:family="text">
      <style:text-properties officeooo:rsid="0041f423"/>
    </style:style>
    <style:style style:name="T14" style:family="text">
      <style:text-properties officeooo:rsid="00458aae"/>
    </style:style>
    <style:style style:name="T15" style:family="text">
      <style:text-properties fo:color="#17c6a3" style:font-name="Monospace" fo:font-size="10pt" officeooo:rsid="00492235" fo:background-color="#373737" loext:char-shading-value="0" style:font-size-asian="10pt" style:font-size-complex="12pt"/>
    </style:style>
    <style:style style:name="T16" style:family="text">
      <style:text-properties fo:color="#17c6a3" style:font-name="Monospace" fo:font-size="10pt" style:font-size-asian="10pt"/>
    </style:style>
    <style:style style:name="T17" style:family="text">
      <style:text-properties fo:color="#17c6a3" style:font-name="Monospace" fo:font-size="10pt" fo:background-color="#333333" loext:char-shading-value="0" style:font-size-asian="10pt"/>
    </style:style>
    <style:style style:name="T18" style:family="text">
      <style:text-properties fo:color="#e6e6fa" style:font-name="Monospace" fo:font-size="10pt" style:font-size-asian="10pt"/>
    </style:style>
    <style:style style:name="T19" style:family="text">
      <style:text-properties fo:color="#e6e6fa" style:font-name="Monospace" fo:font-size="10pt" fo:background-color="#333333" loext:char-shading-value="0" style:font-size-asian="10pt"/>
    </style:style>
    <style:style style:name="T20" style:family="text">
      <style:text-properties fo:color="#000000" style:font-name="Monospace" fo:font-size="12pt" officeooo:rsid="00492235" fo:background-color="transparent" loext:char-shading-value="0" style:font-size-asian="12pt" style:font-size-complex="12pt"/>
    </style:style>
    <style:style style:name="T21" style:family="text">
      <style:text-properties fo:color="#000000" style:font-name="Liberation Serif" fo:font-size="12pt" officeooo:rsid="00492235" fo:background-color="transparent" loext:char-shading-value="0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1290c3" style:font-name="Monospace" fo:font-size="10pt" style:font-size-asian="10pt"/>
    </style:style>
    <style:style style:name="T24" style:family="text">
      <style:text-properties fo:color="#1290c3" style:font-name="Monospace" fo:font-size="10pt" fo:background-color="#333333" loext:char-shading-value="0" style:font-size-asian="10pt" style:font-size-complex="12pt"/>
    </style:style>
    <style:style style:name="T25" style:family="text">
      <style:text-properties fo:color="#d9e8f7" style:font-name="Monospace" fo:font-size="10pt" style:font-size-asian="10pt"/>
    </style:style>
    <style:style style:name="T26" style:family="text">
      <style:text-properties fo:color="#d9e8f7" style:font-name="Monospace" fo:font-size="10pt" fo:background-color="#333333" loext:char-shading-value="0" style:font-size-asian="10pt"/>
    </style:style>
    <style:style style:name="T27" style:family="text">
      <style:text-properties fo:color="#f2f200" style:font-name="Monospace" fo:font-size="10pt" fo:background-color="#333333" loext:char-shading-value="0" style:font-size-asian="10pt"/>
    </style:style>
    <style:style style:name="T28" style:family="text">
      <style:text-properties fo:color="#cc6c1d" style:font-name="Monospace" fo:font-size="10pt" style:font-size-asian="10pt"/>
    </style:style>
    <style:style style:name="T29" style:family="text">
      <style:text-properties fo:color="#66e1f8" style:font-name="Monospace" fo:font-size="10pt" style:font-size-asian="10pt"/>
    </style:style>
    <style:style style:name="T30" style:family="text">
      <style:text-properties fo:color="#80f6a7" style:font-name="Monospace" fo:font-size="10pt" style:font-size-asian="10pt"/>
    </style:style>
    <style:style style:name="T31" style:family="text">
      <style:text-properties fo:color="#f9faf4" style:font-name="Monospace" fo:font-size="10pt" style:font-size-asian="10pt"/>
    </style:style>
    <style:style style:name="T32" style:family="text">
      <style:text-properties fo:color="#f3ec79" style:font-name="Monospace" fo:font-size="10pt" style:font-size-asian="10pt"/>
    </style:style>
    <style:style style:name="T33" style:family="text">
      <style:text-properties fo:color="#729fcf" fo:background-color="#333333" loext:char-shading-value="0"/>
    </style:style>
    <style:style style:name="T34" style:family="text">
      <style:text-properties fo:color="#05bd98"/>
    </style:style>
    <style:style style:name="T35" style:family="text">
      <style:text-properties fo:color="#05bd98" fo:background-color="#333333" loext:char-shading-value="0"/>
    </style:style>
    <style:style style:name="T36" style:family="text">
      <style:text-properties fo:color="#05bd98" officeooo:rsid="004f06ac" fo:background-color="#333333" loext:char-shading-value="0"/>
    </style:style>
    <style:style style:name="T37" style:family="text">
      <style:text-properties fo:color="#05bd98" style:font-name="Monospace" fo:font-size="10pt" style:font-size-asian="10pt"/>
    </style:style>
    <style:style style:name="T38" style:family="text">
      <style:text-properties fo:color="#05bd98" fo:font-size="12pt" fo:background-color="#333333" loext:char-shading-value="0" style:font-size-asian="12pt" style:font-size-complex="12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officeooo:rsid="0053e2ff"/>
    </style:style>
    <style:style style:name="T42" style:family="text">
      <style:text-properties officeooo:rsid="00547a1a"/>
    </style:style>
    <style:style style:name="T43" style:family="text">
      <style:text-properties officeooo:rsid="00563e6b"/>
    </style:style>
    <style:style style:name="T44" style:family="text">
      <style:text-properties officeooo:rsid="0056d7c8"/>
    </style:style>
    <style:style style:name="T45" style:family="text">
      <style:text-properties officeooo:rsid="0058aac4"/>
    </style:style>
    <style:style style:name="T46" style:family="text">
      <style:text-properties officeooo:rsid="005abcb1"/>
    </style:style>
    <style:style style:name="T47" style:family="text">
      <style:text-properties officeooo:rsid="005ca2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3514566" text:style-name="L1">
        <text:list-item>
          <text:p text:style-name="P44"><text:span text:style-name="T10"><text:s/>Hibernate</text:span> </text:p>
        </text:list-item>
      </text:list>
      <text:p text:style-name="P1"/>
      <text:p text:style-name="P2">Motivacão: JDBC tem um codigo muito verboso, alto acoplamento com o banco de dados</text:p>
      <text:p text:style-name="P2"/>
      <text:p text:style-name="P3">- Criado em 2001 por Gavin King</text:p>
      <text:p text:style-name="P3">- Uma alternativa ao JDBC/EJB 2</text:p>
      <text:p text:style-name="P3"/>
      <text:p text:style-name="P3">Com o Hibernate ficando famoso já que ele facilitava a parte de persistencia do JDBC, foram sendo criadas varias concorrencias desse modelo, e esse tipo de biblioteca como o Hibernate ficaram conhecidas como ORM, a JAVA foi la e criou a JPA que é a padronizacão dessas bibliotecas para que o dev n ficasse refem de uma ORM especifica</text:p>
      <text:p text:style-name="P3"/>
      <text:p text:style-name="P3">JPA – foi lancada em 2006</text:p>
      <text:p text:style-name="P3"/>
      <text:p text:style-name="P3">Principais especificacões da JPA – Hibernate, EclipseLink OpenJPA</text:p>
      <text:p text:style-name="P3"/>
      <text:list xml:id="list1771844405" text:style-name="L2">
        <text:list-item>
          <text:p text:style-name="P45">persistence.xml:</text:p>
        </text:list-item>
      </text:list>
      <text:p text:style-name="P4"/>
      <text:p text:style-name="P5">é o arquivo de configuracões da JPA, importante saber o conceito mas n precisa memorizar codigo, da uma pesquisada em nomeDoBanco persistence.xml que você acha. O arquvo fica dentro de uma pasta chamada META-INF normalmente você tem que crialo</text:p>
      <text:p text:style-name="P5"/>
      <text:list xml:id="list779914471" text:style-name="L3">
        <text:list-item>
          <text:p text:style-name="P51"><text:span text:style-name="T10">Entity</text:span> </text:p>
        </text:list-item>
      </text:list>
      <text:p text:style-name="P5"/>
      <text:p text:style-name="P14">- Uma entity é uma classe dentro do java feita para mapear uma tabela, toda tabela vai ter uma entity para marcar uma entity você tem quem adicionar no da classe o comentário @Entity.</text:p>
      <text:p text:style-name="P5"/>
      <text:p text:style-name="P5">-<text:span text:style-name="T2">Quando você for usar um comentário especifico para alguma coisa como o @Column ou coisa do tipo você deve colocar ele em cima do que você quer destacar:</text:span></text:p>
      <text:p text:style-name="P5"/>
      <text:p text:style-name="P6">exemplo o nome da coluna na minha tabela é user mas eu quero usar uma variavel com o nome “n<text:span text:style-name="T47">o</text:span>me” para referenciar ela, ent fica assim: </text:p>
      <text:p text:style-name="P6"/>
      <text:p text:style-name="P6">@Column(name = “user”)</text:p>
      <text:p text:style-name="P6">String n<text:span text:style-name="T47">o</text:span>me; </text:p>
      <text:p text:style-name="P6"/>
      <text:p text:style-name="P6">- <text:span text:style-name="T4">Caso tenhamos uma tabela relacional precisamos definir isso na Entity, usando a anotacão</text:span></text:p>
      <text:p text:style-name="P10">@ManyToOne, @OneToMany entre outros, tudo depende de qual é a relacão, por exemplo se você tiver uma tabela de produtos e uma de categorias o produto celular recebe a categoria tecnologia</text:p>
      <text:p text:style-name="P10">o produto só pode receber essa categoria, mas pode existir infinitos outros produtos que levam essa mesma categoria nesse caso para produtos é um ManyToOne por que são muitos produtos para uma categoria, <text:span text:style-name="T14">Caso seja necessário usar esse tipo de anotacão dos dois lados da tabela você precisa especificar de um lado que a anotacão é a “mesma” falando que já foi mapeado, ou seja alem de usar a anotacão OneToMany, ManyToOne e etc você ainda vai ter que suar uma anotacão extra chamada mappedBy, ela se usa assim @OneToMany(mappedBy = “pedido”), o “pedido” mostrado no codigo é a referencia para Pedido na outra entidade… algumas anotacòes de tabela relacional n possuem o mappedBy, ai você faz do outro lado já q só um precisa.</text:span></text:p>
      <text:p text:style-name="P5"/>
      <text:p text:style-name="P5">- <text:span text:style-name="T1">Voce pode colocar o nome que você quiser mas caso n seja o nome da tabela dentro do banco de dados você vai ter que adicionar o comentário @Table(name = “NomeDaTabela”)</text:span></text:p>
      <text:p text:style-name="P5"/>
      <text:p text:style-name="P5"><text:soft-page-break/>- <text:span text:style-name="T1">Voce pode colocar o nome que você quiser para cada uma das variaveis dentro da entity, mas caso o nome da variavel n seja igual a coluna dentro da tabela você vai ter que adicionar o comentário @Column(name = “NomeDaColuna”)</text:span></text:p>
      <text:p text:style-name="P5"/>
      <text:p text:style-name="P5">- <text:span text:style-name="T1">O tipo de cada variavel tem que ser o “mesmo” que ele referencia na tabela, por exemplo se la for um bigint aqui tem que ser um long.</text:span></text:p>
      <text:p text:style-name="P5"/>
      <text:p text:style-name="P5">- <text:span text:style-name="T2">Voce tem que especificar qual é a primary key, para isso você usa o comentário @Id</text:span></text:p>
      <text:p text:style-name="P5"/>
      <text:p text:style-name="P5">- <text:span text:style-name="T2">Caso alguma classe possua auto incremento você tem que especificar isso também usando @GeneratedValue(strategy = GenerationType.OtipoDeAutoIncrementoUsadoNoBanco)</text:span></text:p>
      <text:p text:style-name="P5"/>
      <text:p text:style-name="P5">- <text:span text:style-name="T2">Dependendo do ORM que você estiver usando você vai ter que especificar no persistence.xml que você criou uma entity, você informa isso usando &lt;class&gt; EnderecoCompletoDaClasse &lt;/class&gt;</text:span></text:p>
      <text:p text:style-name="P6">caso você tenha informado um mesmo sem ser necessário você sera obrigaod a informar todos os outros </text:p>
      <text:p text:style-name="P6"/>
      <text:p text:style-name="P6">- <text:span text:style-name="T3">Para colocar informacões no banco de dados você vai ter que instanciar essa Entity e passar para o EntityManager</text:span></text:p>
      <text:p text:style-name="P6"/>
      <text:p text:style-name="P6">- <text:span text:style-name="T41">Caso você queira agrupar algumas informacões de uma entity para deixar mais organizadinho você pode usar um comentário chamado @Embeddable, ele funciona assim vamos dizer que dentro de uma classe chamada pessoa você tem ali os atributos Cidade, bairro, casa, e etc você criar uma classe chamada endereco colocar todos esses atributos lá, criar um atributo para endereco dentro da classe pessoa e dps disso vai colocar o comentário @Embeddable em cima do public class Endereco dentro da classe </text:span><text:span text:style-name="T45">e o comentário Embedded em cima referencia da classe</text:span><text:span text:style-name="T41">, </text:span><text:span text:style-name="T44">é uma boa pratica todas as classes Embeddable você implementar a interface Serializable</text:span></text:p>
      <text:p text:style-name="P6"/>
      <text:p text:style-name="P6">- <text:span text:style-name="T42">Caso você queira trabalhar com heranca dentro da entity você pode atribuir algumas estrategias, se você esta usando heranca obviamente tera mais atributos, exemplo você tem uma Entity Produto que é a classe mãe e tem a Entity livros como filha na Entity filha tem os atributos autor e paginas,</text:span></text:p>
      <text:p text:style-name="P40">alem da Entity livros você também tem a Entity Celulares que tem o atributo marca e memoria ram, ou seja na tabela final terão mais atributos doq caso você só tivesse a tabela Produto para deixar isso organizado você pode adotar duas estrategias usando o comentário <text:span text:style-name="T43">na classe mãe </text:span>@Inheritance ele acompanha com o parametro strategy que pode levar vários valores, um deles é o Single_table que vai simplesmente criar um tabelão com todas as informacoes da entity junto com suas herancas idependente se for um livro ou um celular o comentário vai ficar assim <text:span text:style-name="T33">@Inheritance(strategy = InheritanceType.SINGLE_TABLE)</text:span> strategy pode receber um outro valor também que seria o Joined esse separa a tabela, ou seja se o produto for um livro ele vai ter os atributos auto e pagina mas n vai ter o modelo e memoria ram, o comentário com joined fica ssim: <text:s/><text:span text:style-name="T33">@Inheritance(strategy = InheritanceType.JOINED)</text:span></text:p>
      <text:p text:style-name="P42"/>
      <text:p text:style-name="P28">- Caso sua chave primaria seja uma chave composta é simples você vai colocar os dois atributos dentro de uma classe usar o comentário @Embeddable nessa classe, colocar um atributo na Entity referenciando essa classe e vai acrescentar o comentário @EmbeddedId para falar que a chave primaria esta dentro daquela classe, se você quiser fazer uma busca pelo Id nesse caso você vai ter que instanciar a classe da chave</text:p>
      <text:p text:style-name="P28"/>
      <text:p text:style-name="P28">- <text:span text:style-name="T46">Caso você queira trabalhar com uma variavel do tipo enum na sua Entity você vai precisar usar a anotacão @Enumerated que tem um paremetro chamado EnumType nele você passa qual vai o tipo do campo no final a anotacão fica assim @Enumerated(EnumType.STRING) normalmente usamos </text:span><text:soft-page-break/><text:span text:style-name="T46">enums quando queremos apenas valores pré definidos por exemplo um status de um aluno que só pde ser Aprovado, Reprovado ou Dependencia.</text:span></text:p>
      <text:p text:style-name="P41"/>
      <text:p text:style-name="P6"/>
      <text:list xml:id="list1615670588" text:style-name="L4">
        <text:list-item>
          <text:p text:style-name="P47"><text:span text:style-name="T10">Ciclo de vida Entity</text:span> </text:p>
        </text:list-item>
      </text:list>
      <text:p text:style-name="P11"/>
      <text:p text:style-name="P11">- <text:span text:style-name="T5">TRANSIENT - </text:span>Quando você instancia uma entidade para o JPA ela esta em um estado chamado de Transient, nesse estado ela nunca foi persistida, ela n tá gravada dentro do banco, ela n tem um Id, a JPA desconhece essa identidade.</text:p>
      <text:p text:style-name="P11"/>
      <text:p text:style-name="P11">- <text:span text:style-name="T5">MANAGED – Quando você passa a entidade por um persist() ela fica no estado Managed um estado gerenciado, nesse momento o JPA esta de olho no Entity e ela pode sincronizar no banco de dados dependendo doq você fizer, quando a entidade esta nesse estado quando você fizer um commit ou flush as alteracões dela vão para o banco de dados.</text:span></text:p>
      <text:p text:style-name="P11"/>
      <text:p text:style-name="P11">- <text:span text:style-name="T5">DETACHED – Quando você usa um close() ou um clear() no EntityManager a entity passa para o estado Detached ou seja ela esta salva mas não esta sendo gerenciada.</text:span></text:p>
      <text:p text:style-name="P11"/>
      <text:p text:style-name="P11"/>
      <text:p text:style-name="P11"/>
      <text:p text:style-name="P11"/>
      <text:p text:style-name="P6"/>
      <text:p text:style-name="P6"/>
      <text:list xml:id="list4045308061" text:style-name="L5">
        <text:list-item>
          <text:p text:style-name="P46">EntityManager</text:p>
        </text:list-item>
      </text:list>
      <text:p text:style-name="P7"/>
      <text:p text:style-name="P7"><text:s/>- Assim como no JDBC que você precisava fazer uma conexão através da classe connection aqui você precisa fazer algo do tipo, não é bem uma conexão mas existe uma interface que faz uma ponte do java para o banco de dados que é o EntityManager essa classe é como se fosse o gerente das entidades, qualquer operacão que você quiser fazer no banco de dados você vai ter q fazer uso dessa interface.</text:p>
      <text:p text:style-name="P5"><text:s/></text:p>
      <text:p text:style-name="P8">- Para instanciar um EntityManager os devs criaram um outro objeto que é o EntityManagerFactory</text:p>
      <text:p text:style-name="P8"/>
      <text:p text:style-name="P8">- Para instanciar um EntityManagerFactory basta chamar uma outra classe chamada Persistence essa classe tem um metodo chamado createEntityManagerFactory, esse metodo recebe uma String e essa String é o nome do persistence-unit que a gente encontra no arquivo persistence.xml</text:p>
      <text:p text:style-name="P8"/>
      <text:p text:style-name="P9">Intanciacão do EntityManager: </text:p>
      <text:p text:style-name="P9"/>
      <text:p text:style-name="P9">EntityManagerFactory factory = Persistence.createEntityManagerFactory(“NomePersistence-unit”);</text:p>
      <text:p text:style-name="P9">EntityManager em = factory.createEntityManager();</text:p>
      <text:p text:style-name="P9"/>
      <text:p text:style-name="P9">vamos usar o “em” para simbolizar EntityManager </text:p>
      <text:p text:style-name="P8"/>
      <text:p text:style-name="P9">- Para comecar uma transacão/operacão com o EntityManager usamos o metodo getTransaction().begin();</text:p>
      <text:p text:style-name="P9"/>
      <text:p text:style-name="P9">- Para Commitar/Lancar a transacão para o banco de dados usamos o metodo getTransaction().commit();</text:p>
      <text:p text:style-name="P9"/>
      <text:p text:style-name="P9">- No fim de cada programa que usamos o EntityManager sempre devemos fechalo após finalizar seu uso, com um em.close</text:p>
      <text:p text:style-name="P9"><text:soft-page-break/></text:p>
      <text:p text:style-name="P9">- <text:span text:style-name="T3">Para inserir informacões no banco de dados você vai usar em.persist(InstanciaDaEntity);</text:span></text:p>
      <text:p text:style-name="P9"/>
      <text:p text:style-name="P9">- <text:span text:style-name="T6">Para devolver uma Entity para o estado de Managed você deve usar o metodo meger();</text:span></text:p>
      <text:p text:style-name="P12">passando a Entity como parametro exemplo em.meger(celulares);</text:p>
      <text:p text:style-name="P12"/>
      <text:p text:style-name="P12">- <text:span text:style-name="T7">Para remover um Entity do banco de dados você usa o metodo remove(); você deve passar o Entity como parametro exemplo em.remove(celulares);</text:span></text:p>
      <text:p text:style-name="P12"/>
      <text:p text:style-name="P13"><text:span text:style-name="T10">BUSCAS</text:span> </text:p>
      <text:p text:style-name="P13"/>
      <text:p text:style-name="P18">Buscar pela chave primaria </text:p>
      <text:p text:style-name="P18"/>
      <text:p text:style-name="P13">- <text:span text:style-name="T9">S</text:span>e você quiser buscar um registro pela chave primaria você usa o metodo find(); ele recebe como parametro o Entity e a chave para busca, por exemplo em.find(Produto.classm 10);</text:p>
      <text:p text:style-name="P13"/>
      <text:p text:style-name="P21"><text:span text:style-name="T40">Buscar todos</text:span> </text:p>
      <text:p text:style-name="P18"/>
      <text:p text:style-name="P13">- <text:span text:style-name="T9">S</text:span>e você quiser fazer um select de todos os registros você vai precisar usar jpql é como se fosse uma linguagem sql porem orientada a objeto, para fazer os comandos com o jpql você vai usar o metodo createQuery() que vai receber como parametro a própria jpql, e a <text:span text:style-name="T13">classe que vai retornar por exemplo se o retorno for um produto você vai usar Produto.class, se for um BigDecimal, você vai usar BigDecimal.class</text:span>, mas com o createQuery você só vai criar a query para lancar ela no banco você vai ter que usar o metodo getResultList(); no fim fica mais ou menos assim <text:s/>em.createQuery(“SELECT p FROM Produto p”, Produto.class).getResultList(); dentro do jpql a gente usa o nome da classe Entity e não da tabela.</text:p>
      <text:p text:style-name="P13"/>
      <text:p text:style-name="P37">Buscas com where sem usar tabela relacional</text:p>
      <text:p text:style-name="P13"/>
      <text:p text:style-name="P13">- <text:span text:style-name="T9">S</text:span><text:span text:style-name="T8">e você quiser buscar um registro pelo nome ou coisa do tipo você vai precisar usar o jqpl dnovo a estrutura é mais ou menos a mesma que para buscar todos os registros… você vai usar o createQuery() para criar a query como o nome já diz dps chamar o setParameter() para setar os parametros e vai finalizar com o getResultList(); exemplo:</text:span></text:p>
      <text:p text:style-name="P13"/>
      <text:p text:style-name="P36">em.createQuery(“select p from Produto p where p.nome = :nome”, Produto.class)</text:p>
      <text:p text:style-name="P36"><text:tab/>.setParameter(“nome”, “carro”)</text:p>
      <text:p text:style-name="P36"><text:tab/>.getResultList();</text:p>
      <text:p text:style-name="P15"/>
      <text:p text:style-name="P16">essa é uma forma nomeada de passar o parametro onde o :nome é apenas um valor para ser referenciado mais tarde o nome dado a essa referencia é indiferente, com essa pesquisa a gente vai </text:p>
      <text:p text:style-name="P16">conseguir todos os produtos que tem o nome equivalente a carr<text:span text:style-name="T9">o, agora uma forma não nomeada da mesma query</text:span></text:p>
      <text:p text:style-name="P16"/>
      <text:p text:style-name="P35">em.createQuery(“select p from Produto p where p.nome = ?<text:span text:style-name="T12">1”</text:span>, Produto.class)</text:p>
      <text:p text:style-name="P35"><text:tab/>.setParameter(<text:span text:style-name="T12">1</text:span>, “carro”)</text:p>
      <text:p text:style-name="P35"><text:tab/>.getResultList();</text:p>
      <text:p text:style-name="P18"/>
      <text:p text:style-name="P38">Buscas com where na tabela relacional</text:p>
      <text:p text:style-name="P18"/>
      <text:p text:style-name="P18">- Caso você queira fazer uma busca usando uma tabela relacional a sua você vai ter que usar também o jpql, a estrutura é a mesma que buscas sem usar a tabela relacional: <text:soft-page-break/><text:span text:style-name="T35">createQuery().setParameter().getResultList();</text:span> você vai precisar chamar pela variavel da entity relacionada exemplo:</text:p>
      <text:p text:style-name="P18"/>
      <text:p text:style-name="P34">em.createQuery(“select p from Produto p where p.<text:span text:style-name="T9">categoria.</text:span>nome = :nome<text:span text:style-name="T9">DaCategoria”</text:span>, Produto.class)</text:p>
      <text:p text:style-name="P34"><text:tab/>.setParameter(“<text:span text:style-name="T9">nomeDaCategoria</text:span>”, “carro”)</text:p>
      <text:p text:style-name="P34"><text:tab/>.getResultList();</text:p>
      <text:p text:style-name="P16"/>
      <text:p text:style-name="P19"><text:span text:style-name="T39">Limitar saida do select</text:span> </text:p>
      <text:p text:style-name="P19"/>
      <text:p text:style-name="P19">Para limitar a saida do select é simples você deve colocar após o select a referencia escolhida um “.” <text:s/>e qual é a variavel da entity que você quer q apareca, exemplo um<text:span text:style-name="T12">a</text:span> busca para aparecer apenas o preco</text:p>
      <text:p text:style-name="P19"/>
      <text:p text:style-name="P33">em.createQuery(“select p.<text:span text:style-name="T11">preco </text:span>from Produto p”, <text:span text:style-name="T13">Float</text:span><text:span text:style-name="T11">,class)</text:span></text:p>
      <text:p text:style-name="P33"><text:tab/>.getResultList();</text:p>
      <text:p text:style-name="P17"/>
      <text:p text:style-name="P39">Fazer buscas de um valor e não de uma lista</text:p>
      <text:p text:style-name="P20"/>
      <text:p text:style-name="P20">Se a sua busca for retornar somente um valor, as coisa mudam um pouco, no lugar do <text:span text:style-name="T35">getResultList()</text:span> você vai usar o <text:span text:style-name="T35">getSingleResult()</text:span> exemplo de busca </text:p>
      <text:p text:style-name="P20"/>
      <text:p text:style-name="P32">em<text:span text:style-name="T8">.createQuery(select p from Produto p where p.</text:span>id <text:span text:style-name="T8">= :</text:span>id<text:span text:style-name="T8">, Produto.class)</text:span></text:p>
      <text:p text:style-name="P33"><text:tab/>.setParameter(“<text:span text:style-name="T11">id</text:span>”, <text:span text:style-name="T11">5</text:span>)</text:p>
      <text:p text:style-name="P33"><text:tab/>.get<text:span text:style-name="T11">SingleResul</text:span><text:span text:style-name="T12">t</text:span>();</text:p>
      <text:p text:style-name="P17"/>
      <text:p text:style-name="P22"><text:span text:style-name="T39">Fazer buscas com operacoes matematicas</text:span> </text:p>
      <text:p text:style-name="P22"/>
      <text:p text:style-name="P29">P<text:span text:style-name="T22">ara fazer esse tipo de busca você pode se inspirar nas buscas normais do banco de dados uma busca da soma total do valor total da tabela pedido fica assim </text:span><text:span text:style-name="T38">"select sum(p.valorTotal) from Pedido p";</text:span></text:p>
      <text:p text:style-name="P25"/>
      <text:p text:style-name="P27">Devolvendo uma tabela com vários valores diferentes</text:p>
      <text:p text:style-name="P26"/>
      <text:p text:style-name="P31"><text:span text:style-name="T21">Caso sua query devolva uma tabela onde um valor é de uma tabela, outra valor é de outra e assim vai você pode criar uma classe pra essa tabela e colocar no comeco da query dps do select new e o endereco dela por exemplo </text:span><text:span text:style-name="T15">new br.com.alura.loja_JPA.vo.RelatorioVendasVo</text:span><text:span text:style-name="T20"> </text:span><text:span text:style-name="T21">os parametros que a classe vai receber ficam entre parênteses na query no final vai ficar assim</text:span><text:span text:style-name="T20"> </text:span><text:span text:style-name="T24">String</text:span><text:span text:style-name="T26"> </text:span><text:span text:style-name="T27">jpql</text:span><text:span text:style-name="T26"> </text:span><text:span text:style-name="T19">=</text:span><text:span text:style-name="T26"> </text:span><text:span text:style-name="T17">"select new br.com.alura.loja_JPA.vo.RelatorioVendasVo"</text:span></text:p>
      <text:p text:style-name="P43"><text:span text:style-name="T25"><text:tab/><text:tab/><text:tab/><text:tab/></text:span><text:span text:style-name="T18">+</text:span><text:span text:style-name="T25"> </text:span><text:span text:style-name="T16">"(produto.nome,"</text:span></text:p>
      <text:p text:style-name="P43"><text:span text:style-name="T25"><text:tab/><text:tab/><text:tab/><text:tab/></text:span><text:span text:style-name="T18">+</text:span><text:span text:style-name="T25"> </text:span><text:span text:style-name="T16">" sum(item.quantidade) as qtd,"</text:span></text:p>
      <text:p text:style-name="P43"><text:span text:style-name="T25"><text:tab/><text:tab/><text:tab/><text:tab/></text:span><text:span text:style-name="T18">+</text:span><text:span text:style-name="T25"> </text:span><text:span text:style-name="T16">" max(pedido.data))"</text:span></text:p>
      <text:p text:style-name="P43"><text:span text:style-name="T25"><text:tab/><text:tab/><text:tab/><text:tab/></text:span><text:span text:style-name="T18">+</text:span><text:span text:style-name="T25"> </text:span><text:span text:style-name="T16">" from Pedido pedido"</text:span></text:p>
      <text:p text:style-name="P43"><text:span text:style-name="T25"><text:tab/><text:tab/><text:tab/><text:tab/></text:span><text:span text:style-name="T18">+</text:span><text:span text:style-name="T25"> </text:span><text:span text:style-name="T16">" join pedido.listaItens item"</text:span></text:p>
      <text:p text:style-name="P43"><text:span text:style-name="T25"><text:tab/><text:tab/><text:tab/><text:tab/></text:span><text:span text:style-name="T18">+</text:span><text:span text:style-name="T25"> </text:span><text:span text:style-name="T16">" join item.</text:span><text:span text:style-name="T37">produto</text:span><text:span text:style-name="T16"> </text:span><text:span text:style-name="T37">produto</text:span><text:span text:style-name="T16">"</text:span></text:p>
      <text:p text:style-name="P43"><text:span text:style-name="T25"><text:tab/><text:tab/><text:tab/><text:tab/></text:span><text:span text:style-name="T18">+</text:span><text:span text:style-name="T25"> </text:span><text:span text:style-name="T16">" group by produto.nome"</text:span></text:p>
      <text:p text:style-name="P43"><text:span text:style-name="T25"><text:tab/><text:tab/><text:tab/><text:tab/></text:span><text:span text:style-name="T18">+</text:span><text:span text:style-name="T25"> </text:span><text:span text:style-name="T16">" ORDER BY qtd DESC"</text:span><text:span text:style-name="T18">;</text:span></text:p>
      <text:p text:style-name="P30"><text:span text:style-name="T25"><text:tab/><text:tab/></text:span><text:span text:style-name="T28">return</text:span><text:span text:style-name="T25"> </text:span><text:span text:style-name="T29">em</text:span><text:span text:style-name="T18">.</text:span><text:span text:style-name="T30">createQuery</text:span><text:span text:style-name="T31">(</text:span><text:span text:style-name="T32">jpql</text:span><text:span text:style-name="T18">,</text:span><text:span text:style-name="T25"> </text:span><text:span text:style-name="T23">RelatorioVendasVo</text:span><text:span text:style-name="T18">.</text:span><text:span text:style-name="T28">class</text:span><text:span text:style-name="T25"> </text:span><text:span text:style-name="T31">)</text:span><text:span text:style-name="T18">.</text:span><text:span text:style-name="T30">getResultList</text:span><text:span text:style-name="T31">()</text:span><text:span text:style-name="T18">;</text:span></text:p>
      <text:p text:style-name="P23"/>
      <text:list xml:id="list3051360122" text:style-name="L6">
        <text:list-item>
          <text:p text:style-name="P48">Lazy e Eager </text:p>
        </text:list-item>
      </text:list>
      <text:p text:style-name="P24"/>
      <text:p text:style-name="P24">Lazy e Eager são os “tipos de carregamento” de uma tabela se o carregamento for Eager é um carregamento antes do uso e idependente se vai usar ou não, se for Lazy é um carregamento tardio, <text:soft-page-break/>só vai fazer quando necessário esses carregamento são a partir de joins(inner join, left join) é disso q eu falo em relacão a carregamento, se for eager e a tabela tiver uma chave estrangeira com outra na hora de um select sempre vai ter um join, idependente do uso e isso pode dar um mal funcionamento no sistema guardando informacões desnecessárias, todas as chaves que terminam com ToOne(ManyToOne, OneToOne) são carregamentos Eager por isso é boa prática passalas para lazy, usando o fetch que é um complemento da anotacão de chave estrangeira no final fica assim <text:span text:style-name="T35">@ManyToOne(fetch = FetchType.LAZY) </text:span>você pode trocar de Lazy para Eager também…</text:p>
      <text:p text:style-name="P49">Caso você necessite carregar antecipadamente uma outra tabela em uma única busca você pode pedir no jpql para que aquela busca seja Eager usando um join diferente que é o JOIN FETCH, a consulta fica mais ou menos assim <text:span text:style-name="T35">select p from Pedido </text:span><text:span text:style-name="T36">p </text:span><text:span text:style-name="T35">join fectch p.cliente</text:span><text:span text:style-name="T34"> </text:span></text:p>
      <text:p text:style-name="P49"><text:span text:style-name="T34"/></text:p>
      <text:p text:style-name="P49"><text:span text:style-name="T34"/></text:p>
      <text:p text:style-name="P50">DAO – Data Access Object </text:p>
      <text:p text:style-name="P50">uma classe DAO devera conter a nossa conexão com o banco de dados, ou seja é na classe DAO que nosso EntityManager e os nossos metodos com as buscas ficarã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22:53:26.368079392</meta:creation-date>
    <dc:date>2022-04-21T12:05:36.497243791</dc:date>
    <meta:editing-duration>PT16H25M32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6" meta:paragraph-count="98" meta:word-count="2291" meta:character-count="13883" meta:non-whitespace-character-count="11623"/>
  </office:meta>
</office:document-meta>
</file>